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555cm" fo:margin-left="2.501cm" table:align="left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637cm"/>
    </style:style>
    <style:style style:name="Table1.C" style:family="table-column">
      <style:table-column-properties style:column-width="11.6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555cm" fo:margin-left="2.501cm" table:align="left"/>
    </style:style>
    <style:style style:name="Table2.A" style:family="table-column">
      <style:table-column-properties style:column-width="1.251cm"/>
    </style:style>
    <style:style style:name="Table2.B" style:family="table-column">
      <style:table-column-properties style:column-width="0.637cm"/>
    </style:style>
    <style:style style:name="Table2.C" style:family="table-column">
      <style:table-column-properties style:column-width="11.66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948cm" fo:margin-left="1.251cm" table:align="left"/>
    </style:style>
    <style:style style:name="Table3.A" style:family="table-column">
      <style:table-column-properties style:column-width="0.353cm"/>
    </style:style>
    <style:style style:name="Table3.B" style:family="table-column">
      <style:table-column-properties style:column-width="4.715cm"/>
    </style:style>
    <style:style style:name="Table3.C" style:family="table-column">
      <style:table-column-properties style:column-width="0.106cm"/>
    </style:style>
    <style:style style:name="Table3.D" style:family="table-column">
      <style:table-column-properties style:column-width="4.422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3.249cm" fo:margin-left="3.752cm" table:align="left"/>
    </style:style>
    <style:style style:name="Table4.A" style:family="table-column">
      <style:table-column-properties style:column-width="5.625cm"/>
    </style:style>
    <style:style style:name="Table4.B" style:family="table-column">
      <style:table-column-properties style:column-width="0.212cm"/>
    </style:style>
    <style:style style:name="Table4.C" style:family="table-column">
      <style:table-column-properties style:column-width="7.412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3.208cm" fo:margin-left="3.752cm" table:align="left"/>
    </style:style>
    <style:style style:name="Table5.A" style:family="table-column">
      <style:table-column-properties style:column-width="6.205cm"/>
    </style:style>
    <style:style style:name="Table5.B" style:family="table-column">
      <style:table-column-properties style:column-width="0.318cm"/>
    </style:style>
    <style:style style:name="Table5.C" style:family="table-column">
      <style:table-column-properties style:column-width="6.685cm"/>
    </style:style>
    <style:style style:name="Table5.A1" style:family="table-cell">
      <style:table-cell-properties style:vertical-align="middle"/>
    </style:style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/>
    </style:style>
    <style:style style:name="P9" style:family="paragraph" style:parent-style-name="Preformatted_20_Text" style:list-style-name="L5"/>
    <style:style style:name="P10" style:family="paragraph" style:parent-style-name="Preformatted_20_Text" style:list-style-name="L5">
      <style:paragraph-properties fo:margin-top="0cm" fo:margin-bottom="0.499cm" style:contextual-spacing="false"/>
    </style:style>
    <style:style style:name="P11" style:family="paragraph" style:parent-style-name="Standard">
      <style:paragraph-properties fo:margin-top="0cm" fo:margin-bottom="0.499cm" style:contextual-spacing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tyle="italic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Decompositions, Factorisations and Equation Solvers (Sparse Matrices)</text:span> </text:p>
      <text:p text:style-name="Horizontal_20_Line"/>
      <text:p text:style-name="P13"/>
      <text:p text:style-name="Text_20_body"><text:bookmark text:name="eigs_sym"/><text:span text:style-name="T1">vec eigval = eigs_sym( X, k )</text:span> <text:line-break/><text:span text:style-name="T1">vec eigval = eigs_sym( X, k, form )</text:span> <text:line-break/><text:span text:style-name="T1">vec eigval = eigs_sym( X, k, form, opts )</text:span> <text:line-break/><text:span text:style-name="T1">vec eigval = eigs_sym( X, k, sigma )</text:span> <text:line-break/><text:span text:style-name="T1">vec eigval = eigs_sym( X, k, sigma, opts )</text:span> <text:line-break/><text:line-break/><text:span text:style-name="T1">eigs_sym( eigval, X, k )</text:span> <text:line-break/><text:span text:style-name="T1">eigs_sym( eigval, X, k, form )</text:span> <text:line-break/><text:span text:style-name="T1">eigs_sym( eigval, X, k, form, opts )</text:span> <text:line-break/><text:span text:style-name="T1">eigs_sym( eigval, X, k, sigma )</text:span> <text:line-break/><text:span text:style-name="T1">eigs_sym( eigval, X, k, sigma, opts )</text:span> <text:line-break/><text:line-break/><text:span text:style-name="T1">eigs_sym( eigval, eigvec, X, k )</text:span> <text:line-break/><text:span text:style-name="T1">eigs_sym( eigval, eigvec, X, k, form )</text:span> <text:line-break/><text:span text:style-name="T1">eigs_sym( eigval, eigvec, X, k, form, opts )</text:span> <text:line-break/><text:span text:style-name="T1">eigs_sym( eigval, eigvec, X, k, sigma )</text:span> <text:line-break/><text:span text:style-name="T1">eigs_sym( eigval, eigvec, X, k, sigma, opts )</text:span> </text:p>
      <text:list xml:id="list1395508119" text:style-name="L1">
        <text:list-item>
          <text:p text:style-name="P15">Obtain a limited number of eigenvalues and eigenvectors of <text:span text:style-name="T1">sparse</text:span> symmetric real matrix <text:span text:style-name="T3">X</text:span> </text:p>
        </text:list-item>
        <text:list-item>
          <text:p text:style-name="P15"><text:span text:style-name="T3">k</text:span> specifies the number of eigenvalues and eigenvectors </text:p>
        </text:list-item>
        <text:list-item>
          <text:p text:style-name="P15">The argument <text:span text:style-name="T3">form</text:span> is optional; <text:span text:style-name="T3">form</text:span> is one of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ource_20_Text">"lm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obtain eigenvalues with largest magnitude (default operation)</text:p>
          </table:table-cell>
        </table:table-row>
        <table:table-row>
          <table:table-cell table:style-name="Table1.A1" office:value-type="string">
            <text:p text:style-name="Table_20_Contents"><text:span text:style-name="Source_20_Text">"sm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obtain eigenvalues with smallest magnitude (see the caveats below)</text:p>
          </table:table-cell>
        </table:table-row>
        <table:table-row>
          <table:table-cell table:style-name="Table1.A1" office:value-type="string">
            <text:p text:style-name="Table_20_Contents"><text:span text:style-name="Source_20_Text">"la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obtain eigenvalues with largest algebraic value</text:p>
          </table:table-cell>
        </table:table-row>
        <table:table-row>
          <table:table-cell table:style-name="Table1.A1" office:value-type="string">
            <text:p text:style-name="Table_20_Contents"><text:span text:style-name="Source_20_Text">"sa"</text:span></text:p>
          </table:table-cell>
          <table:table-cell table:style-name="Table1.A1" office:value-type="string">
            <text:p text:style-name="Table_20_Contents"> = </text:p>
          </table:table-cell>
          <table:table-cell table:style-name="Table1.A1" office:value-type="string">
            <text:p text:style-name="Table_20_Contents">obtain eigenvalues with smallest algebraic value</text:p>
          </table:table-cell>
        </table:table-row>
      </table:table>
      <text:list xml:id="list25953948436874" text:continue-numbering="true" text:style-name="L1">
        <text:list-header>
          <text:p text:style-name="P15"/>
        </text:list-header>
        <text:list-item>
          <text:p text:style-name="P15">The argument <text:span text:style-name="T3">sigma</text:span> is optional; if <text:span text:style-name="T3">sigma</text:span> is given, eigenvalues closest to <text:span text:style-name="T3">sigma</text:span> are found via shift-invert mode <text:line-break/><text:span text:style-name="T1">NOTE:</text:span> to use <text:span text:style-name="T3">sigma</text:span>, both <text:span text:style-name="T3">ARMA_USE_ARPACK</text:span> and <text:span text:style-name="T3">ARMA_USE_SUPERLU</text:span> must be enabled in <text:a xlink:type="simple" xlink:href="https://arma.sourceforge.net/docs.html#config_hpp" text:style-name="Internet_20_link" text:visited-style-name="Visited_20_Internet_20_Link">config.hpp</text:a> </text:p>
        </text:list-item>
        <text:list-item>
          <text:p text:style-name="P14">The <text:span text:style-name="T3">opts</text:span> argument is optional; <text:span text:style-name="T3">opts</text:span> is an instance of the <text:span text:style-name="T3">eigs_opts</text:span> structure: </text:p>
          <text:list>
            <text:list-header>
              <text:p text:style-name="P1">struct eigs_opts</text:p>
              <text:p text:style-name="P1"><text:s text:c="2"/>{</text:p>
              <text:p text:style-name="P1"><text:s text:c="2"/>double <text:s text:c="6"/>tol; <text:s text:c="4"/>// default: 0</text:p>
              <text:p text:style-name="P1"><text:s text:c="2"/>unsigned int maxiter; // default: 1000</text:p>
              <text:p text:style-name="P1"><text:s text:c="2"/>unsigned int subdim; <text:s/>// default: max(2*k+1, 20)</text:p>
              <text:p text:style-name="P2"><text:s text:c="2"/>};</text:p>
            </text:list-header>
            <text:list-item>
              <text:p text:style-name="P15"><text:span text:style-name="T3">tol</text:span> specifies the tolerance for convergence </text:p>
            </text:list-item>
            <text:list-item>
              <text:p text:style-name="P15"><text:span text:style-name="T3">maxiter</text:span> specifies the maximum number of Arnoldi iterations </text:p>
            </text:list-item>
            <text:list-item>
              <text:p text:style-name="P15"><text:span text:style-name="T3">subdim</text:span> specifies the dimension of the Krylov subspace, with the constraint <text:span text:style-name="Source_20_Text">k &lt; subdim ≤ X.n_rows</text:span>; recommended value is <text:span text:style-name="Source_20_Text">subdim ≥ 2*k</text:span> </text:p>
            </text:list-item>
          </text:list>
          <text:p text:style-name="P15"/>
        </text:list-item>
        <text:list-item>
          <text:p text:style-name="P15"><text:soft-page-break/>The eigenvalues and corresponding eigenvectors are stored in <text:span text:style-name="T3">eigval</text:span> and <text:span text:style-name="T3">eigvec</text:span>, respectively </text:p>
        </text:list-item>
        <text:list-item>
          <text:p text:style-name="P15">If <text:span text:style-name="T3">X</text:span> is not square sized, a <text:span text:style-name="T3">std::logic_error</text:span> exception is thrown </text:p>
        </text:list-item>
        <text:list-item>
          <text:p text:style-name="P15">If the decomposition fails: </text:p>
          <text:list>
            <text:list-item>
              <text:p text:style-name="P15"><text:span text:style-name="T3">eigval = eigs_sym(X,k)</text:span> resets <text:span text:style-name="T3">eigval</text:span> and throws a <text:span text:style-name="T3">std::runtime_error</text:span> exception </text:p>
            </text:list-item>
            <text:list-item>
              <text:p text:style-name="P15"><text:span text:style-name="T3">eigs_sym(eigval,X,k)</text:span> resets <text:span text:style-name="T3">eigval</text:span> and returns a bool set to <text:span text:style-name="T3">false</text:span> (exception is not thrown) </text:p>
            </text:list-item>
            <text:list-item>
              <text:p text:style-name="P15"><text:span text:style-name="T3">eigs_sym(eigval,eigvec,X,k)</text:span> resets <text:span text:style-name="T3">eigval</text:span> &amp; <text:span text:style-name="T3">eigvec</text:span> and returns a bool set to <text:span text:style-name="T3">false</text:span> (exception is not thrown) </text:p>
            </text:list-item>
          </text:list>
          <text:p text:style-name="P15"/>
        </text:list-item>
        <text:list-item>
          <text:p text:style-name="P15"><text:span text:style-name="T1">Caveats:</text:span> </text:p>
          <text:list>
            <text:list-item>
              <text:p text:style-name="P15">the number of obtained eigenvalues/eigenvectors may be lower than requested, depending on the given data </text:p>
            </text:list-item>
            <text:list-item>
              <text:p text:style-name="P15">if the decomposition fails, try first increasing <text:span text:style-name="T3">opts.subdim</text:span> (Krylov subspace dimension), and, as secondary options, try increasing <text:span text:style-name="T3">opts.maxiter</text:span> (maximum number of iterations), and/or <text:span text:style-name="T3">opts.tol</text:span> (tolerance for convergence), and/or <text:span text:style-name="T3">k</text:span> (number of eigenvalues) </text:p>
            </text:list-item>
            <text:list-item>
              <text:p text:style-name="P15">for an alternative to the <text:span text:style-name="Source_20_Text">"sm"</text:span> form, use the shift-invert mode with <text:span text:style-name="T3">sigma</text:span> set to 0.0 </text:p>
            </text:list-item>
          </text:list>
          <text:p text:style-name="P15"/>
        </text:list-item>
        <text:list-item>
          <text:p text:style-name="P15"><text:span text:style-name="T1">NOTE:</text:span> the implementation in Armadillo 12.6 is considerably faster than earlier versions; further speedups can be obtained by enabling OpenMP in your compiler (eg. <text:span text:style-name="T3">-fopenmp</text:span> in GCC and clang) </text:p>
        </text:list-item>
        <text:list-item>
          <text:p text:style-name="P14">Examples: </text:p>
          <text:list>
            <text:list-header>
              <text:p text:style-name="P1">// generate sparse matrix</text:p>
              <text:p text:style-name="P1">sp_mat A = sprandu&lt;sp_mat&gt;(1000, 1000, 0.1);</text:p>
              <text:p text:style-name="P1">sp_mat B = A.t()*A;</text:p>
              <text:p text:style-name="P1"/>
              <text:p text:style-name="P1">vec eigval;</text:p>
              <text:p text:style-name="P1">mat eigvec;</text:p>
              <text:p text:style-name="P1"/>
              <text:p text:style-name="P1">eigs_sym(eigval, eigvec, B, 5); <text:s/>// find 5 eigenvalues/eigenvectors</text:p>
              <text:p text:style-name="P1"/>
              <text:p text:style-name="P1">eigs_opts opts;</text:p>
              <text:p text:style-name="P1">opts.maxiter = 10000; <text:s text:c="11"/>// increase max iterations to 10000</text:p>
              <text:p text:style-name="P1"/>
              <text:p text:style-name="P2">eigs_sym(eigval, eigvec, B, 5, "lm", opts);</text:p>
            </text:list-header>
          </text:list>
          <text:p text:style-name="P15"/>
        </text:list-item>
        <text:list-item>
          <text:p text:style-name="P15">See also: </text:p>
          <text:list>
            <text:list-item>
              <text:p text:style-name="P15"><text:a xlink:type="simple" xlink:href="https://arma.sourceforge.net/docs.html#eigs_gen" text:style-name="Internet_20_link" text:visited-style-name="Visited_20_Internet_20_Link">eigs_gen()</text:a> </text:p>
            </text:list-item>
            <text:list-item>
              <text:p text:style-name="P15"><text:a xlink:type="simple" xlink:href="https://arma.sourceforge.net/docs.html#eig_sym" text:style-name="Internet_20_link" text:visited-style-name="Visited_20_Internet_20_Link">eig_sym()</text:a> </text:p>
            </text:list-item>
            <text:list-item>
              <text:p text:style-name="P15"><text:a xlink:type="simple" xlink:href="https://arma.sourceforge.net/docs.html#svds" text:style-name="Internet_20_link" text:visited-style-name="Visited_20_Internet_20_Link">svds()</text:a> </text:p>
            </text:list-item>
            <text:list-item>
              <text:p text:style-name="P15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15"><text:a xlink:type="simple" xlink:href="http://li.mit.edu/Archive/Activities/Archive/CourseWork/Ju_Li/MITCourses/18.335/Doc/ARPACK/Lehoucq97.pdf" text:style-name="Internet_20_link" text:visited-style-name="Visited_20_Internet_20_Link">shift-invert mode in ARPACK</text:a> </text:p>
            </text:list-item>
            <text:list-item>
              <text:p text:style-name="P15"><text:a xlink:type="simple" xlink:href="https://mathworld.wolfram.com/EigenDecomposition.html" text:style-name="Internet_20_link" text:visited-style-name="Visited_20_Internet_20_Link">eigen decomposition in MathWorld</text:a> </text:p>
            </text:list-item>
            <text:list-item>
              <text:p text:style-name="P15"><text:a xlink:type="simple" xlink:href="https://en.wikipedia.org/wiki/Eigenvalues_and_eigenvectors" text:style-name="Internet_20_link" text:visited-style-name="Visited_20_Internet_20_Link">eigenvalues &amp; eigenvectors in Wikipedia</text:a> </text:p>
            </text:list-item>
          </text:list>
          <text:p text:style-name="P14"/>
        </text:list-item>
      </text:list>
      <text:p text:style-name="Horizontal_20_Line"/>
      <text:p text:style-name="P13"><text:soft-page-break/></text:p>
      <text:p text:style-name="Text_20_body"><text:bookmark text:name="eigs_gen"/><text:span text:style-name="T1">cx_vec eigval = eigs_gen( X, k )</text:span> <text:line-break/><text:span text:style-name="T1">cx_vec eigval = eigs_gen( X, k, form )</text:span> <text:line-break/><text:span text:style-name="T1">cx_vec eigval = eigs_gen( X, k, sigma )</text:span> <text:line-break/><text:span text:style-name="T1">cx_vec eigval = eigs_gen( X, k, form, opts )</text:span> <text:line-break/><text:span text:style-name="T1">cx_vec eigval = eigs_gen( X, k, sigma, opts )</text:span> <text:line-break/><text:line-break/><text:span text:style-name="T1">eigs_gen( eigval, X, k )</text:span> <text:line-break/><text:span text:style-name="T1">eigs_gen( eigval, X, k, form )</text:span> <text:line-break/><text:span text:style-name="T1">eigs_gen( eigval, X, k, sigma )</text:span> <text:line-break/><text:span text:style-name="T1">eigs_gen( eigval, X, k, form, opts )</text:span> <text:line-break/><text:span text:style-name="T1">eigs_gen( eigval, X, k, sigma, opts )</text:span> <text:line-break/><text:line-break/><text:span text:style-name="T1">eigs_gen( eigval, eigvec, X, k )</text:span> <text:line-break/><text:span text:style-name="T1">eigs_gen( eigval, eigvec, X, k, form )</text:span> <text:line-break/><text:span text:style-name="T1">eigs_gen( eigval, eigvec, X, k, sigma )</text:span> <text:line-break/><text:span text:style-name="T1">eigs_gen( eigval, eigvec, X, k, form, opts )</text:span> <text:line-break/><text:span text:style-name="T1">eigs_gen( eigval, eigvec, X, k, sigma, opts )</text:span> </text:p>
      <text:list xml:id="list1681744735" text:style-name="L2">
        <text:list-item>
          <text:p text:style-name="P17">Obtain a limited number of eigenvalues and eigenvectors of <text:span text:style-name="T1">sparse</text:span> general (non-symmetric/non-hermitian) square matrix <text:span text:style-name="T3">X</text:span> </text:p>
        </text:list-item>
        <text:list-item>
          <text:p text:style-name="P17"><text:span text:style-name="T3">k</text:span> specifies the number of eigenvalues and eigenvectors </text:p>
        </text:list-item>
        <text:list-item>
          <text:p text:style-name="P17">The argument <text:span text:style-name="T3">form</text:span> is optional; <text:span text:style-name="T3">form</text:span> is one of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ource_20_Text">"lm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largest magnitude (default operation)</text:p>
          </table:table-cell>
        </table:table-row>
        <table:table-row>
          <table:table-cell table:style-name="Table2.A1" office:value-type="string">
            <text:p text:style-name="Table_20_Contents"><text:span text:style-name="Source_20_Text">"sm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smallest magnitude (see the caveats below)</text:p>
          </table:table-cell>
        </table:table-row>
        <table:table-row>
          <table:table-cell table:style-name="Table2.A1" office:value-type="string">
            <text:p text:style-name="Table_20_Contents"><text:span text:style-name="Source_20_Text">"lr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largest real part</text:p>
          </table:table-cell>
        </table:table-row>
        <table:table-row>
          <table:table-cell table:style-name="Table2.A1" office:value-type="string">
            <text:p text:style-name="Table_20_Contents"><text:span text:style-name="Source_20_Text">"sr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smallest real part</text:p>
          </table:table-cell>
        </table:table-row>
        <table:table-row>
          <table:table-cell table:style-name="Table2.A1" office:value-type="string">
            <text:p text:style-name="Table_20_Contents"><text:span text:style-name="Source_20_Text">"li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largest imaginary part</text:p>
          </table:table-cell>
        </table:table-row>
        <table:table-row>
          <table:table-cell table:style-name="Table2.A1" office:value-type="string">
            <text:p text:style-name="Table_20_Contents"><text:span text:style-name="Source_20_Text">"si"</text:span></text:p>
          </table:table-cell>
          <table:table-cell table:style-name="Table2.A1" office:value-type="string">
            <text:p text:style-name="Table_20_Contents"> = </text:p>
          </table:table-cell>
          <table:table-cell table:style-name="Table2.A1" office:value-type="string">
            <text:p text:style-name="Table_20_Contents">obtain eigenvalues with smallest imaginary part</text:p>
          </table:table-cell>
        </table:table-row>
      </table:table>
      <text:list xml:id="list25953580597254" text:continue-numbering="true" text:style-name="L2">
        <text:list-header>
          <text:p text:style-name="P17"/>
        </text:list-header>
        <text:list-item>
          <text:p text:style-name="P17">The argument <text:span text:style-name="T3">sigma</text:span> is optional; if <text:span text:style-name="T3">sigma</text:span> is given, eigenvalues closest to <text:span text:style-name="T3">sigma</text:span> are found via shift-invert mode <text:line-break/><text:span text:style-name="T1">NOTE:</text:span> to use <text:span text:style-name="T3">sigma</text:span>, both <text:span text:style-name="T3">ARMA_USE_ARPACK</text:span> and <text:span text:style-name="T3">ARMA_USE_SUPERLU</text:span> must be enabled in <text:a xlink:type="simple" xlink:href="https://arma.sourceforge.net/docs.html#config_hpp" text:style-name="Internet_20_link" text:visited-style-name="Visited_20_Internet_20_Link">config.hpp</text:a> </text:p>
        </text:list-item>
        <text:list-item>
          <text:p text:style-name="P16">The <text:span text:style-name="T3">opts</text:span> argument is optional; <text:span text:style-name="T3">opts</text:span> is an instance of the <text:span text:style-name="T3">eigs_opts</text:span> structure: </text:p>
          <text:list>
            <text:list-header>
              <text:p text:style-name="P3">struct eigs_opts</text:p>
              <text:p text:style-name="P3"><text:s text:c="2"/>{</text:p>
              <text:p text:style-name="P3"><text:s text:c="2"/>double <text:s text:c="6"/>tol; <text:s text:c="4"/>// default: 0</text:p>
              <text:p text:style-name="P3"><text:s text:c="2"/>unsigned int maxiter; // default: 1000</text:p>
              <text:p text:style-name="P3"><text:s text:c="2"/>unsigned int subdim; <text:s/>// default: max(2*k+1, 20)</text:p>
              <text:p text:style-name="P4"><text:s text:c="2"/>};</text:p>
            </text:list-header>
            <text:list-item>
              <text:p text:style-name="P17"><text:span text:style-name="T3">tol</text:span> specifies the tolerance for convergence </text:p>
            </text:list-item>
            <text:list-item>
              <text:p text:style-name="P17"><text:span text:style-name="T3">maxiter</text:span> specifies the maximum number of Arnoldi iterations </text:p>
            </text:list-item>
            <text:list-item>
              <text:p text:style-name="P17"><text:span text:style-name="T3">subdim</text:span> specifies the dimension of the Krylov subspace, with the constraint <text:span text:style-name="Source_20_Text">k + 2 &lt; subdim ≤ X.n_rows</text:span>; recommended value is <text:span text:style-name="Source_20_Text">subdim ≥ 2*k + 1</text:span> </text:p>
            </text:list-item>
          </text:list>
          <text:p text:style-name="P17"/>
        </text:list-item>
        <text:list-item>
          <text:p text:style-name="P17"><text:soft-page-break/>The eigenvalues and corresponding eigenvectors are stored in <text:span text:style-name="T3">eigval</text:span> and <text:span text:style-name="T3">eigvec</text:span>, respectively </text:p>
        </text:list-item>
        <text:list-item>
          <text:p text:style-name="P17">If <text:span text:style-name="T3">X</text:span> is not square sized, a <text:span text:style-name="T3">std::logic_error</text:span> exception is thrown </text:p>
        </text:list-item>
        <text:list-item>
          <text:p text:style-name="P17">If the decomposition fails: </text:p>
          <text:list>
            <text:list-item>
              <text:p text:style-name="P17"><text:span text:style-name="T3">eigval = eigs_gen(X,k)</text:span> resets <text:span text:style-name="T3">eigval</text:span> and throws a <text:span text:style-name="T3">std::runtime_error</text:span> exception </text:p>
            </text:list-item>
            <text:list-item>
              <text:p text:style-name="P17"><text:span text:style-name="T3">eigs_gen(eigval,X,k)</text:span> resets <text:span text:style-name="T3">eigval</text:span> and returns a bool set to <text:span text:style-name="T3">false</text:span> (exception is not thrown) </text:p>
            </text:list-item>
            <text:list-item>
              <text:p text:style-name="P17"><text:span text:style-name="T3">eigs_gen(eigval,eigvec,X,k)</text:span> resets <text:span text:style-name="T3">eigval</text:span> &amp; <text:span text:style-name="T3">eigvec</text:span> and returns a bool set to <text:span text:style-name="T3">false</text:span> (exception is not thrown) </text:p>
            </text:list-item>
          </text:list>
          <text:p text:style-name="P17"/>
        </text:list-item>
        <text:list-item>
          <text:p text:style-name="P17"><text:span text:style-name="T1">Caveats:</text:span> </text:p>
          <text:list>
            <text:list-item>
              <text:p text:style-name="P17">the number of obtained eigenvalues/eigenvectors may be lower than requested, depending on the given data </text:p>
            </text:list-item>
            <text:list-item>
              <text:p text:style-name="P17">if the decomposition fails, try first increasing <text:span text:style-name="T3">opts.subdim</text:span> (Krylov subspace dimension) and, as secondary options, try increasing <text:span text:style-name="T3">opts.maxiter</text:span> (maximum number of iterations), and/or <text:span text:style-name="T3">opts.tol</text:span> (tolerance for convergence), and/or <text:span text:style-name="T3">k</text:span> (number of eigenvalues) </text:p>
            </text:list-item>
            <text:list-item>
              <text:p text:style-name="P17">for an alternative to the <text:span text:style-name="Source_20_Text">"sm"</text:span> form, use the shift-invert mode with <text:span text:style-name="T3">sigma</text:span> set to 0.0 </text:p>
            </text:list-item>
          </text:list>
          <text:p text:style-name="P17"/>
        </text:list-item>
        <text:list-item>
          <text:p text:style-name="P17"><text:span text:style-name="T1">NOTE:</text:span> the implementation in Armadillo 12.6 is considerably faster than earlier versions; further speedups can be obtained by enabling OpenMP in your compiler (eg. <text:span text:style-name="T3">-fopenmp</text:span> in GCC and clang) </text:p>
        </text:list-item>
        <text:list-item>
          <text:p text:style-name="P16">Examples: </text:p>
          <text:list>
            <text:list-header>
              <text:p text:style-name="P3">// generate sparse matrix</text:p>
              <text:p text:style-name="P3">sp_mat A = sprandu&lt;sp_mat&gt;(1000, 1000, 0.1); <text:s/></text:p>
              <text:p text:style-name="P3"/>
              <text:p text:style-name="P3">cx_vec eigval;</text:p>
              <text:p text:style-name="P3">cx_mat eigvec;</text:p>
              <text:p text:style-name="P3"/>
              <text:p text:style-name="P3">eigs_gen(eigval, eigvec, A, 5); <text:s/>// find 5 eigenvalues/eigenvectors</text:p>
              <text:p text:style-name="P3"/>
              <text:p text:style-name="P3">eigs_opts opts;</text:p>
              <text:p text:style-name="P3">opts.maxiter = 10000; <text:s text:c="11"/>// increase max iterations to 10000</text:p>
              <text:p text:style-name="P3"/>
              <text:p text:style-name="P4">eigs_gen(eigval, eigvec, A, 5, "lm", opts);</text:p>
            </text:list-header>
          </text:list>
          <text:p text:style-name="P17"/>
        </text:list-item>
        <text:list-item>
          <text:p text:style-name="P17">See also: </text:p>
          <text:list>
            <text:list-item>
              <text:p text:style-name="P17"><text:a xlink:type="simple" xlink:href="https://arma.sourceforge.net/docs.html#eigs_sym" text:style-name="Internet_20_link" text:visited-style-name="Visited_20_Internet_20_Link">eigs_sym()</text:a> </text:p>
            </text:list-item>
            <text:list-item>
              <text:p text:style-name="P17"><text:a xlink:type="simple" xlink:href="https://arma.sourceforge.net/docs.html#eig_gen" text:style-name="Internet_20_link" text:visited-style-name="Visited_20_Internet_20_Link">eig_gen()</text:a> </text:p>
            </text:list-item>
            <text:list-item>
              <text:p text:style-name="P17"><text:a xlink:type="simple" xlink:href="https://arma.sourceforge.net/docs.html#svds" text:style-name="Internet_20_link" text:visited-style-name="Visited_20_Internet_20_Link">svds()</text:a> </text:p>
            </text:list-item>
            <text:list-item>
              <text:p text:style-name="P17"><text:a xlink:type="simple" xlink:href="http://li.mit.edu/Archive/Activities/Archive/CourseWork/Ju_Li/MITCourses/18.335/Doc/ARPACK/Lehoucq97.pdf" text:style-name="Internet_20_link" text:visited-style-name="Visited_20_Internet_20_Link">shift-invert mode in ARPACK</text:a> </text:p>
            </text:list-item>
            <text:list-item>
              <text:p text:style-name="P17"><text:a xlink:type="simple" xlink:href="https://mathworld.wolfram.com/EigenDecomposition.html" text:style-name="Internet_20_link" text:visited-style-name="Visited_20_Internet_20_Link">eigen decomposition in MathWorld</text:a> </text:p>
            </text:list-item>
            <text:list-item>
              <text:p text:style-name="P17"><text:a xlink:type="simple" xlink:href="https://en.wikipedia.org/wiki/Eigenvalues_and_eigenvectors" text:style-name="Internet_20_link" text:visited-style-name="Visited_20_Internet_20_Link">eigenvalues &amp; eigenvectors in Wikipedia</text:a> </text:p>
            </text:list-item>
          </text:list>
          <text:p text:style-name="P16"/>
        </text:list-item>
      </text:list>
      <text:p text:style-name="Horizontal_20_Line"/>
      <text:p text:style-name="P13"/>
      <text:p text:style-name="Text_20_body"><text:bookmark text:name="svds"/><text:soft-page-break/><text:span text:style-name="T1">vec s = svds( X, k )</text:span> <text:line-break/><text:span text:style-name="T1">vec s = svds( X, k, tol )</text:span> <text:line-break/><text:line-break/><text:span text:style-name="T1">svds( vec s, X, k )</text:span> <text:line-break/><text:span text:style-name="T1">svds( vec s, X, k, tol )</text:span> <text:line-break/><text:line-break/><text:span text:style-name="T1">svds( mat U, vec s, mat V, sp_mat X, k )</text:span> <text:line-break/><text:span text:style-name="T1">svds( mat U, vec s, mat V, sp_mat X, k, tol )</text:span> <text:line-break/><text:line-break/><text:span text:style-name="T1">svds( cx_mat U, vec s, cx_mat V, sp_cx_mat X, k )</text:span> <text:line-break/><text:span text:style-name="T1">svds( cx_mat U, vec s, cx_mat V, sp_cx_mat X, k, tol )</text:span> </text:p>
      <text:list xml:id="list1827279367" text:style-name="L3">
        <text:list-item>
          <text:p text:style-name="P19">Obtain a limited number of singular values and singular vectors (truncated SVD) of <text:span text:style-name="T1">sparse</text:span> matrix <text:span text:style-name="T3">X</text:span> </text:p>
        </text:list-item>
        <text:list-item>
          <text:p text:style-name="P19">The singular values and vectors are calculated via sparse eigen decomposition of: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row>
          <table:table-cell table:style-name="Table3.A1" office:value-type="string">
            <text:p text:style-name="Table_20_Contents">⎡ </text:p>
          </table:table-cell>
          <table:table-cell table:style-name="Table3.A1" office:value-type="string">
            <text:p text:style-name="Table_20_Contents">zeros(X.n_rows, X.n_rows)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X</text:p>
          </table:table-cell>
          <table:table-cell table:style-name="Table3.A1" office:value-type="string">
            <text:p text:style-name="Table_20_Contents"> ⎤</text:p>
          </table:table-cell>
        </table:table-row>
        <table:table-row>
          <table:table-cell table:style-name="Table3.A1" office:value-type="string">
            <text:p text:style-name="Table_20_Contents">⎣ </text:p>
          </table:table-cell>
          <table:table-cell table:style-name="Table3.A1" office:value-type="string">
            <text:p text:style-name="P12">X.t()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zeros(X.n_cols, X.n_cols)</text:p>
          </table:table-cell>
          <table:table-cell table:style-name="Table3.A1" office:value-type="string">
            <text:p text:style-name="Table_20_Contents"> ⎦</text:p>
          </table:table-cell>
        </table:table-row>
      </table:table>
      <text:list xml:id="list25953552211524" text:continue-numbering="true" text:style-name="L3">
        <text:list-header>
          <text:p text:style-name="P19"/>
        </text:list-header>
        <text:list-item>
          <text:p text:style-name="P19"><text:span text:style-name="T3">k</text:span> specifies the number of singular values and singular vectors </text:p>
        </text:list-item>
        <text:list-item>
          <text:p text:style-name="P19">The singular values are in descending order </text:p>
        </text:list-item>
        <text:list-item>
          <text:p text:style-name="P19">The argument <text:span text:style-name="T3">tol</text:span> is optional; it specifies the tolerance for convergence; it is passed as <text:span text:style-name="T3">(tol ÷ √2)</text:span> to <text:a xlink:type="simple" xlink:href="https://arma.sourceforge.net/docs.html#eigs_sym" text:style-name="Internet_20_link" text:visited-style-name="Visited_20_Internet_20_Link">eigs_sym()</text:a> </text:p>
        </text:list-item>
        <text:list-item>
          <text:p text:style-name="P19">If the decomposition fails, the output objects are reset and: </text:p>
          <text:list>
            <text:list-item>
              <text:p text:style-name="P19"><text:span text:style-name="T3">s = svds(X,k)</text:span> resets <text:span text:style-name="T3">s</text:span> and throws a <text:span text:style-name="T3">std::runtime_error</text:span> exception </text:p>
            </text:list-item>
            <text:list-item>
              <text:p text:style-name="P19"><text:span text:style-name="T3">svds(s,X,k)</text:span> resets <text:span text:style-name="T3">s</text:span> and returns a bool set to <text:span text:style-name="T3">false</text:span> (exception is not thrown) </text:p>
            </text:list-item>
            <text:list-item>
              <text:p text:style-name="P19"><text:span text:style-name="T3">svds(U,s,V,X,k)</text:span> resets <text:span text:style-name="T3">U</text:span>, <text:span text:style-name="T3">s</text:span>, <text:span text:style-name="T3">V</text:span> and returns a bool set to <text:span text:style-name="T3">false</text:span> (exception is not thrown) </text:p>
            </text:list-item>
          </text:list>
          <text:p text:style-name="P19"/>
        </text:list-item>
        <text:list-item>
          <text:p text:style-name="P19"><text:span text:style-name="T1">Caveats:</text:span> </text:p>
          <text:list>
            <text:list-item>
              <text:p text:style-name="P19"><text:span text:style-name="T3">svds()</text:span> is intended only for finding a few singular values from a large sparse matrix; to find all singular values, use <text:a xlink:type="simple" xlink:href="https://arma.sourceforge.net/docs.html#svd" text:style-name="Internet_20_link" text:visited-style-name="Visited_20_Internet_20_Link">svd()</text:a> instead </text:p>
            </text:list-item>
            <text:list-item>
              <text:p text:style-name="P19">depending on the given matrix, <text:span text:style-name="T3">svds()</text:span> may find fewer singular values than specified </text:p>
            </text:list-item>
          </text:list>
          <text:p text:style-name="P19"/>
        </text:list-item>
        <text:list-item>
          <text:p text:style-name="P19"><text:span text:style-name="T1">NOTE:</text:span> the implementation in Armadillo 12.6 is considerably faster than earlier versions; further speedups can be obtained by enabling OpenMP in your compiler (eg. <text:span text:style-name="T3">-fopenmp</text:span> in GCC and clang) </text:p>
        </text:list-item>
        <text:list-item>
          <text:p text:style-name="P18">Examples: </text:p>
          <text:list>
            <text:list-header>
              <text:p text:style-name="P5">sp_mat X = sprandu&lt;sp_mat&gt;(100, 200, 0.1);</text:p>
              <text:p text:style-name="P5"/>
              <text:p text:style-name="P5">mat U;</text:p>
              <text:p text:style-name="P5">vec s;</text:p>
              <text:p text:style-name="P5">mat V;</text:p>
              <text:p text:style-name="P5"/>
              <text:p text:style-name="P6">svds(U, s, V, X, 10);</text:p>
            </text:list-header>
          </text:list>
          <text:p text:style-name="P19"/>
        </text:list-item>
        <text:list-item>
          <text:p text:style-name="P19">See also: </text:p>
          <text:list>
            <text:list-item>
              <text:p text:style-name="P19"><text:a xlink:type="simple" xlink:href="https://arma.sourceforge.net/docs.html#eigs_gen" text:style-name="Internet_20_link" text:visited-style-name="Visited_20_Internet_20_Link">eigs_gen()</text:a> </text:p>
            </text:list-item>
            <text:list-item>
              <text:p text:style-name="P19"><text:a xlink:type="simple" xlink:href="https://arma.sourceforge.net/docs.html#eigs_sym" text:style-name="Internet_20_link" text:visited-style-name="Visited_20_Internet_20_Link">eigs_sym()</text:a> </text:p>
            </text:list-item>
            <text:list-item>
              <text:p text:style-name="P19"><text:soft-page-break/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19"><text:a xlink:type="simple" xlink:href="https://en.wikipedia.org/wiki/Singular_value_decomposition" text:style-name="Internet_20_link" text:visited-style-name="Visited_20_Internet_20_Link">singular value decomposition in Wikipedia</text:a> </text:p>
            </text:list-item>
            <text:list-item>
              <text:p text:style-name="P19"><text:a xlink:type="simple" xlink:href="https://mathworld.wolfram.com/SingularValueDecomposition.html" text:style-name="Internet_20_link" text:visited-style-name="Visited_20_Internet_20_Link">singular value decomposition in MathWorld</text:a> </text:p>
            </text:list-item>
          </text:list>
          <text:p text:style-name="P18"/>
        </text:list-item>
      </text:list>
      <text:p text:style-name="Horizontal_20_Line"/>
      <text:p text:style-name="P13"/>
      <text:p text:style-name="Text_20_body"><text:bookmark text:name="spsolve"/><text:span text:style-name="T1">X = spsolve( A, B )</text:span> <text:line-break/><text:span text:style-name="T1">X = spsolve( A, B, solver )</text:span> <text:line-break/><text:span text:style-name="T1">X = spsolve( A, B, solver, opts )</text:span> <text:line-break/><text:line-break/><text:span text:style-name="T1">spsolve( X, A, B )</text:span> <text:line-break/><text:span text:style-name="T1">spsolve( X, A, B, solver )</text:span> <text:line-break/><text:span text:style-name="T1">spsolve( X, A, B, solver, opts )</text:span> </text:p>
      <text:list xml:id="list2850781721" text:style-name="L4">
        <text:list-item>
          <text:p text:style-name="P21">Solve a <text:span text:style-name="T1">sparse</text:span> system of linear equations, <text:span text:style-name="T3">A*X = B</text:span>, where <text:span text:style-name="T3">A</text:span> is a sparse matrix, <text:span text:style-name="T3">B</text:span> is a dense matrix or vector, and <text:span text:style-name="T3">X</text:span> is unknown </text:p>
        </text:list-item>
        <text:list-item>
          <text:p text:style-name="P21">The number of rows in <text:span text:style-name="T3">A</text:span> and <text:span text:style-name="T3">B</text:span> must be the same </text:p>
        </text:list-item>
        <text:list-item>
          <text:p text:style-name="P21">If no solution is found: </text:p>
          <text:list>
            <text:list-item>
              <text:p text:style-name="P21"><text:span text:style-name="T3">X = spsolve(A, B)</text:span> resets <text:span text:style-name="T3">X</text:span> and throws a <text:span text:style-name="T3">std::runtime_error</text:span> exception </text:p>
            </text:list-item>
            <text:list-item>
              <text:p text:style-name="P21"><text:span text:style-name="T3">spsolve(X, A, B)</text:span> resets <text:span text:style-name="T3">X</text:span> and returns a bool set to <text:span text:style-name="T3">false</text:span> (no exception is thrown) </text:p>
            </text:list-item>
          </text:list>
          <text:p text:style-name="P21"/>
        </text:list-item>
        <text:list-item>
          <text:p text:style-name="P21">The <text:span text:style-name="T3">solver</text:span> argument is optional; <text:span text:style-name="T3">solver</text:span> is either <text:span text:style-name="Source_20_Text">"superlu"</text:span> or <text:span text:style-name="Source_20_Text">"lapack"</text:span>; by default <text:span text:style-name="Source_20_Text">"superlu"</text:span> is used </text:p>
          <text:list>
            <text:list-item>
              <text:p text:style-name="P21">for <text:span text:style-name="Source_20_Text">"superlu"</text:span>, <text:span text:style-name="T3">ARMA_USE_SUPERLU</text:span> must be enabled in <text:a xlink:type="simple" xlink:href="https://arma.sourceforge.net/docs.html#config_hpp" text:style-name="Internet_20_link" text:visited-style-name="Visited_20_Internet_20_Link">config.hpp</text:a> </text:p>
            </text:list-item>
            <text:list-item>
              <text:p text:style-name="P21">for <text:span text:style-name="Source_20_Text">"lapack"</text:span>, sparse matrix <text:span text:style-name="T3">A</text:span> is converted to a dense matrix before using the LAPACK solver; this considerably increases memory usage </text:p>
            </text:list-item>
          </text:list>
          <text:p text:style-name="P21"/>
        </text:list-item>
        <text:list-item>
          <text:p text:style-name="P21"><text:span text:style-name="T1">Notes</text:span>: </text:p>
          <text:list>
            <text:list-item>
              <text:p text:style-name="P21">the SuperLU solver is mainly useful for very large and/or very sparse matrices </text:p>
            </text:list-item>
            <text:list-item>
              <text:p text:style-name="P21">to reuse the SuperLU factorisation of <text:span text:style-name="T3">A</text:span> for finding solutions where <text:span text:style-name="T3">B</text:span> is iteratively changed, see the <text:a xlink:type="simple" xlink:href="https://arma.sourceforge.net/docs.html#spsolve_factoriser" text:style-name="Internet_20_link" text:visited-style-name="Visited_20_Internet_20_Link">spsolve_factoriser</text:a> class </text:p>
            </text:list-item>
            <text:list-item>
              <text:p text:style-name="P21">if there is sufficient amount of memory to store a dense version of matrix <text:span text:style-name="T3">A</text:span>, the LAPACK solver can be faster </text:p>
            </text:list-item>
          </text:list>
          <text:p text:style-name="P21"/>
        </text:list-item>
        <text:list-item>
          <text:p text:style-name="P20">The <text:span text:style-name="T3">opts</text:span> argument is optional and applicable to the SuperLU solver; <text:line-break/><text:span text:style-name="T3">opts</text:span> is an instance of the <text:span text:style-name="T3">superlu_opts</text:span> structure: </text:p>
          <text:list>
            <text:list-header>
              <text:p text:style-name="P7">struct superlu_opts</text:p>
              <text:p text:style-name="P7"><text:s text:c="2"/>{</text:p>
              <text:p text:style-name="P7"><text:s text:c="2"/>bool <text:s text:c="12"/>allow_ugly; <text:s text:c="2"/>// default: false</text:p>
              <text:p text:style-name="P7"><text:s text:c="2"/>bool <text:s text:c="12"/>equilibrate; <text:s/>// default: false</text:p>
              <text:p text:style-name="P7"><text:s text:c="2"/>bool <text:s text:c="12"/>symmetric; <text:s text:c="3"/>// default: false</text:p>
              <text:p text:style-name="P7"><text:s text:c="2"/>double <text:s text:c="10"/>pivot_thresh; // default: 1.0</text:p>
              <text:p text:style-name="P7"><text:s text:c="2"/>permutation_type permutation; <text:s/>// default: superlu_opts::COLAMD</text:p>
              <text:p text:style-name="P7"><text:s text:c="2"/>refine_type <text:s text:c="5"/>refine; <text:s text:c="6"/>// default: superlu_opts::REF_NONE</text:p>
              <text:p text:style-name="P8"><text:s text:c="2"/>};</text:p>
            </text:list-header>
            <text:list-item>
              <text:p text:style-name="P21"><text:soft-page-break/><text:span text:style-name="T3">allow_ugly</text:span> is either <text:span text:style-name="T3">true</text:span> or <text:span text:style-name="T3">false</text:span>; indicates whether to keep solutions of systems singular to working precision </text:p>
            </text:list-item>
            <text:list-item>
              <text:p text:style-name="P21"><text:span text:style-name="T3">equilibrate</text:span> is either <text:span text:style-name="T3">true</text:span> or <text:span text:style-name="T3">false</text:span>; indicates whether to equilibrate the system (scale the rows and columns of <text:span text:style-name="T3">A</text:span> to have unit norm) </text:p>
            </text:list-item>
            <text:list-item>
              <text:p text:style-name="P21"><text:span text:style-name="T3">symmetric</text:span> is either <text:span text:style-name="T3">true</text:span> or <text:span text:style-name="T3">false</text:span>; indicates whether to use SuperLU symmetric mode, which gives preference to diagonal pivots </text:p>
            </text:list-item>
            <text:list-item>
              <text:p text:style-name="P21"><text:span text:style-name="T3">pivot_threshold</text:span> is in the range [0.0, 1.0], used for determining whether a diagonal entry is an acceptable pivot (details in SuperLU documentation) </text:p>
            </text:list-item>
            <text:list-item>
              <text:p text:style-name="P21"><text:span text:style-name="T3">permutation</text:span> specifies the type of column permutation; it is one of: 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ource_20_Text">superlu_opts::NATURAL</text:span></text:p>
          </table:table-cell>
          <table:table-cell table:style-name="Table4.A1" office:value-type="string">
            <text:p text:style-name="Table_20_Contents">  </text:p>
          </table:table-cell>
          <table:table-cell table:style-name="Table4.A1" office:value-type="string">
            <text:p text:style-name="Table_20_Contents">natural ordering</text:p>
          </table:table-cell>
        </table:table-row>
        <table:table-row>
          <table:table-cell table:style-name="Table4.A1" office:value-type="string">
            <text:p text:style-name="Table_20_Contents"><text:span text:style-name="Source_20_Text">superlu_opts::MMD_ATA</text:span></text:p>
          </table:table-cell>
          <table:table-cell table:style-name="Table4.A1" office:value-type="string">
            <text:p text:style-name="Table_20_Contents">  </text:p>
          </table:table-cell>
          <table:table-cell table:style-name="Table4.A1" office:value-type="string">
            <text:p text:style-name="Table_20_Contents">minimum degree ordering on structure of <text:span text:style-name="Source_20_Text">A.t() * A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superlu_opts::MMD_AT_PLUS_A</text:span></text:p>
          </table:table-cell>
          <table:table-cell table:style-name="Table4.A1" office:value-type="string">
            <text:p text:style-name="Table_20_Contents">  </text:p>
          </table:table-cell>
          <table:table-cell table:style-name="Table4.A1" office:value-type="string">
            <text:p text:style-name="Table_20_Contents">minimum degree ordering on structure of <text:span text:style-name="Source_20_Text">A.t() + A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superlu_opts::COLAMD</text:span></text:p>
          </table:table-cell>
          <table:table-cell table:style-name="Table4.A1" office:value-type="string">
            <text:p text:style-name="Table_20_Contents">  </text:p>
          </table:table-cell>
          <table:table-cell table:style-name="Table4.A1" office:value-type="string">
            <text:p text:style-name="Table_20_Contents">approximate minimum degree column ordering</text:p>
          </table:table-cell>
        </table:table-row>
      </table:table>
      <text:list xml:id="list25954117260139" text:continue-numbering="true" text:style-name="L4">
        <text:list-item>
          <text:list>
            <text:list-header>
              <text:p text:style-name="P21"/>
            </text:list-header>
            <text:list-item>
              <text:p text:style-name="P21"><text:span text:style-name="T3">refine</text:span> specifies the type of iterative refinement; it is one of: 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pan text:style-name="Source_20_Text">superlu_opts::REF_NONE</text:span>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no refinement</text:p>
          </table:table-cell>
        </table:table-row>
        <table:table-row>
          <table:table-cell table:style-name="Table5.A1" office:value-type="string">
            <text:p text:style-name="Table_20_Contents"><text:span text:style-name="Source_20_Text">superlu_opts::REF_SINGLE</text:span>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iterative refinement in single precision</text:p>
          </table:table-cell>
        </table:table-row>
        <table:table-row>
          <table:table-cell table:style-name="Table5.A1" office:value-type="string">
            <text:p text:style-name="Table_20_Contents"><text:span text:style-name="Source_20_Text">superlu_opts::REF_DOUBLE</text:span>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iterative refinement in double precision</text:p>
          </table:table-cell>
        </table:table-row>
        <table:table-row>
          <table:table-cell table:style-name="Table5.A1" office:value-type="string">
            <text:p text:style-name="Table_20_Contents"><text:span text:style-name="Source_20_Text">superlu_opts::REF_EXTRA</text:span></text:p>
          </table:table-cell>
          <table:table-cell table:style-name="Table5.A1" office:value-type="string">
            <text:p text:style-name="Table_20_Contents">   </text:p>
          </table:table-cell>
          <table:table-cell table:style-name="Table5.A1" office:value-type="string">
            <text:p text:style-name="Table_20_Contents">iterative refinement in extra precision</text:p>
          </table:table-cell>
        </table:table-row>
      </table:table>
      <text:list xml:id="list25952955564268" text:continue-numbering="true" text:style-name="L4">
        <text:list-header>
          <text:p text:style-name="P21"/>
        </text:list-header>
        <text:list-item>
          <text:p text:style-name="P20">Examples: </text:p>
          <text:list>
            <text:list-header>
              <text:p text:style-name="P7">sp_mat A = sprandu&lt;sp_mat&gt;(1000, 1000, 0.1);</text:p>
              <text:p text:style-name="P7"/>
              <text:p text:style-name="P7">vec b(1000, <text:s text:c="3"/>fill::randu);</text:p>
              <text:p text:style-name="P7">mat B(1000, 5, fill::randu);</text:p>
              <text:p text:style-name="P7"/>
              <text:p text:style-name="P7">vec x = spsolve(A, b); <text:s/>// solve one system</text:p>
              <text:p text:style-name="P7">mat X = spsolve(A, B); <text:s/>// solve several systems</text:p>
              <text:p text:style-name="P7"/>
              <text:p text:style-name="P7">bool status = spsolve(x, A, b); <text:s/>// use default solver</text:p>
              <text:p text:style-name="P7">if(status == false) <text:s/>{ cout &lt;&lt; "no solution" &lt;&lt; endl; }</text:p>
              <text:p text:style-name="P7"/>
              <text:p text:style-name="P7">spsolve(x, A, b, "lapack" ); <text:s/>// use LAPACK <text:s/>solver</text:p>
              <text:p text:style-name="P7">spsolve(x, A, b, "superlu"); <text:s/>// use SuperLU solver</text:p>
              <text:p text:style-name="P7"/>
              <text:p text:style-name="P7">superlu_opts opts;</text:p>
              <text:p text:style-name="P7"/>
              <text:p text:style-name="P7">opts.allow_ugly <text:s/>= true;</text:p>
              <text:p text:style-name="P7">opts.equilibrate = true;</text:p>
              <text:p text:style-name="P7"/>
              <text:p text:style-name="P8">spsolve(x, A, b, "superlu", opts);</text:p>
            </text:list-header>
          </text:list>
          <text:p text:style-name="P21"/>
        </text:list-item>
        <text:list-item>
          <text:p text:style-name="P21">See also: </text:p>
          <text:list>
            <text:list-item>
              <text:p text:style-name="P21"><text:a xlink:type="simple" xlink:href="https://arma.sourceforge.net/docs.html#spsolve_factoriser" text:style-name="Internet_20_link" text:visited-style-name="Visited_20_Internet_20_Link">spsolve_factoriser</text:a> </text:p>
            </text:list-item>
            <text:list-item>
              <text:p text:style-name="P21"><text:a xlink:type="simple" xlink:href="https://arma.sourceforge.net/docs.html#solve" text:style-name="Internet_20_link" text:visited-style-name="Visited_20_Internet_20_Link">solve()</text:a> - solve dense system of linear equations </text:p>
            </text:list-item>
            <text:list-item>
              <text:p text:style-name="P21"><text:a xlink:type="simple" xlink:href="https://portal.nersc.gov/project/sparse/superlu/" text:style-name="Internet_20_link" text:visited-style-name="Visited_20_Internet_20_Link">SuperLU home page</text:a> </text:p>
            </text:list-item>
            <text:list-item>
              <text:p text:style-name="P21"><text:a xlink:type="simple" xlink:href="https://mathworld.wolfram.com/LinearSystemofEquations.html" text:style-name="Internet_20_link" text:visited-style-name="Visited_20_Internet_20_Link">linear system of equations in MathWorld</text:a> </text:p>
            </text:list-item>
            <text:list-item>
              <text:p text:style-name="P21"><text:a xlink:type="simple" xlink:href="https://en.wikipedia.org/wiki/Linear_system_of_equations" text:style-name="Internet_20_link" text:visited-style-name="Visited_20_Internet_20_Link">system of linear equations in Wikipedia</text:a> </text:p>
            </text:list-item>
          </text:list>
          <text:p text:style-name="P20"><text:soft-page-break/></text:p>
        </text:list-item>
      </text:list>
      <text:p text:style-name="Horizontal_20_Line"/>
      <text:p text:style-name="P13"/>
      <text:p text:style-name="Text_20_body"><text:bookmark text:name="spsolve_factoriser"/><text:span text:style-name="T1">spsolve_factoriser</text:span> </text:p>
      <text:list xml:id="list1631861514" text:style-name="L5">
        <text:list-item>
          <text:p text:style-name="P23">Class for factorisation of <text:span text:style-name="T1">sparse</text:span> matrix <text:span text:style-name="T3">A</text:span> for solving systems of linear equations in the form <text:span text:style-name="T3">A*X = B</text:span> </text:p>
        </text:list-item>
        <text:list-item>
          <text:p text:style-name="P23">Allows the SuperLU factorisation of <text:span text:style-name="T3">A</text:span> to be reused for finding solutions in cases where <text:span text:style-name="T3">B</text:span> is iteratively changed </text:p>
        </text:list-item>
        <text:list-item>
          <text:p text:style-name="P22">For an instance of <text:span text:style-name="T3">spsolve_factoriser</text:span> named as <text:span text:style-name="T3">SF</text:span>, the member functions are: </text:p>
          <text:list>
            <text:list-header>
              <text:p text:style-name="P23"><text:span text:style-name="T1">SF.factorise(</text:span>A<text:span text:style-name="T1">)</text:span> <text:line-break/><text:span text:style-name="T1">SF.factorise(</text:span>A<text:span text:style-name="T1">, </text:span>opts<text:span text:style-name="T1">)</text:span> </text:p>
              <text:list>
                <text:list-item>
                  <text:p text:style-name="P23">factorise square-sized sparse matrix <text:span text:style-name="T3">A</text:span> </text:p>
                </text:list-item>
                <text:list-item>
                  <text:p text:style-name="P23">optional settings are given in the <text:span text:style-name="T3">opts</text:span> argument as per the <text:a xlink:type="simple" xlink:href="https://arma.sourceforge.net/docs.html#spsolve" text:style-name="Internet_20_link" text:visited-style-name="Visited_20_Internet_20_Link">spsolve()</text:a> function </text:p>
                </text:list-item>
                <text:list-item>
                  <text:p text:style-name="P23">if the factorisation fails, a bool set to <text:span text:style-name="T3">false</text:span> is returned </text:p>
                </text:list-item>
              </text:list>
              <text:p text:style-name="P23"><text:line-break/><text:span text:style-name="T1">SF.solve(</text:span>X<text:span text:style-name="T1">, </text:span>B<text:span text:style-name="T1">)</text:span> </text:p>
              <text:list text:continue-numbering="true">
                <text:list-item>
                  <text:p text:style-name="P23">using the given dense matrix <text:span text:style-name="T3">B</text:span> and the computed factorisation, store in <text:span text:style-name="T3">X</text:span> the solution to <text:span text:style-name="T3">A*X = B</text:span> </text:p>
                </text:list-item>
                <text:list-item>
                  <text:p text:style-name="P23">if computing the solution fails, <text:span text:style-name="T3">X</text:span> is reset and a bool set to <text:span text:style-name="T3">false</text:span> is returned </text:p>
                </text:list-item>
              </text:list>
              <text:p text:style-name="P23"><text:line-break/><text:span text:style-name="T1">SF.rcond()</text:span> </text:p>
              <text:list text:continue-numbering="true">
                <text:list-item>
                  <text:p text:style-name="P23">return the 1-norm estimate of the reciprocal condition number computed during the factorisation </text:p>
                  <text:list>
                    <text:list-item>
                      <text:p text:style-name="P23">values close to 1 suggest that the factorised matrix is well-conditioned </text:p>
                    </text:list-item>
                    <text:list-item>
                      <text:p text:style-name="P23">values close to 0 suggest that the factorised matrix is badly conditioned </text:p>
                    </text:list-item>
                  </text:list>
                </text:list-item>
              </text:list>
              <text:p text:style-name="P23"><text:line-break/><text:span text:style-name="T1">SF.reset()</text:span> </text:p>
              <text:list text:continue-numbering="true">
                <text:list-item>
                  <text:p text:style-name="P23">reset the instance and release all memory related to the stored factorisation; this is automatically done when the instance goes out of scope </text:p>
                </text:list-item>
              </text:list>
            </text:list-header>
          </text:list>
          <text:p text:style-name="P23"/>
        </text:list-item>
        <text:list-item>
          <text:p text:style-name="P23"><text:span text:style-name="T1">Notes:</text:span> </text:p>
          <text:list>
            <text:list-item>
              <text:p text:style-name="P23">if the factorisation of <text:span text:style-name="T3">A</text:span> does not need to be reused, use <text:a xlink:type="simple" xlink:href="https://arma.sourceforge.net/docs.html#spsolve" text:style-name="Internet_20_link" text:visited-style-name="Visited_20_Internet_20_Link">spsolve()</text:a> instead </text:p>
            </text:list-item>
            <text:list-item>
              <text:p text:style-name="P23">this class internally uses the SuperLU solver; <text:span text:style-name="T3">ARMA_USE_SUPERLU</text:span> must be enabled in <text:a xlink:type="simple" xlink:href="https://arma.sourceforge.net/docs.html#config_hpp" text:style-name="Internet_20_link" text:visited-style-name="Visited_20_Internet_20_Link">config.hpp</text:a> </text:p>
            </text:list-item>
          </text:list>
          <text:p text:style-name="P23"/>
        </text:list-item>
        <text:list-item>
          <text:p text:style-name="P22">Examples: </text:p>
          <text:list>
            <text:list-header>
              <text:p text:style-name="P9">sp_mat A = sprandu&lt;sp_mat&gt;(1000, 1000, 0.1);</text:p>
              <text:p text:style-name="P9"/>
              <text:p text:style-name="P9">spsolve_factoriser SF;</text:p>
              <text:p text:style-name="P9"/>
              <text:p text:style-name="P9">bool status = SF.factorise(A);</text:p>
              <text:p text:style-name="P9"/>
              <text:p text:style-name="P9">if(status == false) { cout &lt;&lt; "factorisation failed" &lt;&lt; endl; }</text:p>
              <text:p text:style-name="P9"/>
              <text:p text:style-name="P9">double rcond_value = SF.rcond();</text:p>
              <text:p text:style-name="P9"><text:soft-page-break/></text:p>
              <text:p text:style-name="P9">vec B1(1000, fill::randu);</text:p>
              <text:p text:style-name="P9">vec B2(1000, fill::randu);</text:p>
              <text:p text:style-name="P9"/>
              <text:p text:style-name="P9">vec X1;</text:p>
              <text:p text:style-name="P9">vec X2;</text:p>
              <text:p text:style-name="P9"/>
              <text:p text:style-name="P9">bool solution1_ok = SF.solve(X1,B1);</text:p>
              <text:p text:style-name="P9">bool solution2_ok = SF.solve(X2,B2);</text:p>
              <text:p text:style-name="P9"/>
              <text:p text:style-name="P9">if(solution1_ok == false) { cout &lt;&lt; "couldn't find X1" &lt;&lt; endl; }</text:p>
              <text:p text:style-name="P10">if(solution2_ok == false) { cout &lt;&lt; "couldn't find X2" &lt;&lt; endl; }</text:p>
            </text:list-header>
          </text:list>
          <text:p text:style-name="P23"/>
        </text:list-item>
        <text:list-item>
          <text:p text:style-name="P23">See also: </text:p>
          <text:list>
            <text:list-item>
              <text:p text:style-name="P23"><text:a xlink:type="simple" xlink:href="https://arma.sourceforge.net/docs.html#spsolve" text:style-name="Internet_20_link" text:visited-style-name="Visited_20_Internet_20_Link">spsolve()</text:a> </text:p>
            </text:list-item>
            <text:list-item>
              <text:p text:style-name="P23"><text:a xlink:type="simple" xlink:href="https://mathworld.wolfram.com/LinearSystemofEquations.html" text:style-name="Internet_20_link" text:visited-style-name="Visited_20_Internet_20_Link">linear system of equations in MathWorld</text:a> </text:p>
            </text:list-item>
            <text:list-item>
              <text:p text:style-name="P22"><text:a xlink:type="simple" xlink:href="https://en.wikipedia.org/wiki/Linear_system_of_equations" text:style-name="Internet_20_link" text:visited-style-name="Visited_20_Internet_20_Link">system of linear equations in Wikipedia</text:a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9:43.802194342</meta:creation-date>
    <dc:date>2025-06-15T02:59:51.906625142</dc:date>
    <meta:editing-duration>PT8S</meta:editing-duration>
    <meta:editing-cycles>1</meta:editing-cycles>
    <meta:document-statistic meta:table-count="5" meta:image-count="0" meta:object-count="0" meta:page-count="9" meta:paragraph-count="316" meta:word-count="2385" meta:character-count="13968" meta:non-whitespace-character-count="11692"/>
    <meta:generator>LibreOffice/7.3.7.2$Linux_X86_64 LibreOffice_project/30$Build-2</meta:generator>
  </office:meta>
</office:document-meta>
</file>